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400000091518BF6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UTIRANKERJA" style:family="table">
      <style:table-properties style:width="6.7083in" fo:margin-left="-0.0063in" fo:break-before="page" table:align="left"/>
    </style:style>
    <style:style style:name="BUTIRANKERJA.A" style:family="table-column">
      <style:table-column-properties style:column-width="1.6875in"/>
    </style:style>
    <style:style style:name="BUTIRANKERJA.B" style:family="table-column">
      <style:table-column-properties style:column-width="3.4375in"/>
    </style:style>
    <style:style style:name="BUTIRANKERJA.C" style:family="table-column">
      <style:table-column-properties style:column-width="1.5833in"/>
    </style:style>
    <style:style style:name="BUTIRANKERJA.A1" style:family="table-cell">
      <style:table-cell-properties fo:background-color="#cccccc" fo:padding="0.0201in" fo:border="0.75pt solid #000000" style:writing-mode="page">
        <style:background-image/>
      </style:table-cell-properties>
    </style:style>
    <style:style style:name="BUTIRANKERJA.A2" style:family="table-cell">
      <style:table-cell-properties fo:background-color="#cccccc" fo:padding="0.0201in" fo:border-left="0.75pt solid #000000" fo:border-right="none" fo:border-top="none" fo:border-bottom="0.75pt solid #000000" style:writing-mode="page">
        <style:background-image/>
      </style:table-cell-properties>
    </style:style>
    <style:style style:name="BUTIRANKERJA.C2" style:family="table-cell">
      <style:table-cell-properties fo:background-color="#cccccc" fo:padding="0.0201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BUTIRANKERJA.3" style:family="table-row">
      <style:table-row-properties style:min-row-height="4.9111in"/>
    </style:style>
    <style:style style:name="BUTIRANKERJA.A3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BUTIRANKERJA.B3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BUTIRANKERJA.C3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BUTIRANKERJA.4" style:family="table-row">
      <style:table-row-properties style:min-row-height="4.9528in"/>
    </style:style>
    <style:style style:name="BUTIRANKERJA.A4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BUTIRANKERJA.B4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BUTIRANKERJA.C4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P1" style:family="paragraph" style:parent-style-name="Footer">
      <style:text-properties officeooo:rsid="001a2ca1" officeooo:paragraph-rsid="001a2ca1"/>
    </style:style>
    <style:style style:name="P2" style:family="paragraph" style:parent-style-name="Footer">
      <style:paragraph-properties fo:text-align="start" style:justify-single-word="false"/>
      <style:text-properties officeooo:rsid="001a2ca1" officeooo:paragraph-rsid="001a2ca1"/>
    </style:style>
    <style:style style:name="P3" style:family="paragraph" style:parent-style-name="Footer">
      <style:paragraph-properties fo:text-align="start" style:justify-single-word="false"/>
      <style:text-properties officeooo:rsid="001a2ca1" officeooo:paragraph-rsid="001c5f24"/>
    </style:style>
    <style:style style:name="P4" style:family="paragraph" style:parent-style-name="Footer">
      <style:text-properties officeooo:rsid="001a2ca1" officeooo:paragraph-rsid="001b5b4c"/>
    </style:style>
    <style:style style:name="P5" style:family="paragraph" style:parent-style-name="Footer">
      <style:text-properties officeooo:rsid="001a2ca1" officeooo:paragraph-rsid="001c5f24"/>
    </style:style>
    <style:style style:name="P6" style:family="paragraph" style:parent-style-name="Header">
      <style:paragraph-properties fo:text-align="center" style:justify-single-word="false"/>
      <style:text-properties style:font-name="Calibri" fo:font-weight="bold" officeooo:rsid="00191dac" officeooo:paragraph-rsid="00191dac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1ce197" officeooo:paragraph-rsid="001ce197"/>
    </style:style>
    <style:style style:name="P9" style:family="paragraph" style:parent-style-name="Table_20_Heading">
      <style:paragraph-properties fo:text-align="start" style:justify-single-word="false"/>
      <style:text-properties officeooo:rsid="001a2ca1" officeooo:paragraph-rsid="001a2ca1"/>
    </style:style>
    <style:style style:name="P10" style:family="paragraph" style:parent-style-name="Table_20_Heading">
      <style:paragraph-properties fo:text-align="center" style:justify-single-word="false"/>
      <style:text-properties officeooo:rsid="001a2ca1" officeooo:paragraph-rsid="001a2ca1"/>
    </style:style>
    <style:style style:name="T1" style:family="text">
      <style:text-properties officeooo:rsid="001a2ca1"/>
    </style:style>
    <style:style style:name="T2" style:family="text">
      <style:text-properties officeooo:rsid="001b5b4c"/>
    </style:style>
    <style:style style:name="T3" style:family="text">
      <style:text-properties officeooo:rsid="001ce197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BUTIRANKERJA" table:style-name="BUTIRANKERJA">
        <table:table-column table:style-name="BUTIRANKERJA.A"/>
        <table:table-column table:style-name="BUTIRANKERJA.B"/>
        <table:table-column table:style-name="BUTIRANKERJA.C"/>
        <table:table-header-rows>
          <table:table-row>
            <table:table-cell table:style-name="BUTIRANKERJA.A1" table:number-columns-spanned="3" office:value-type="string">
              <text:p text:style-name="P9"><text:s text:c="4"/>LOKASI: &lt;location&gt;</text:p>
            </table:table-cell>
            <table:covered-table-cell/>
            <table:covered-table-cell/>
          </table:table-row>
          <table:table-row>
            <table:table-cell table:style-name="BUTIRANKERJA.A2" office:value-type="string">
              <text:p text:style-name="P10">BUTIRAN KERJA</text:p>
            </table:table-cell>
            <table:table-cell table:style-name="BUTIRANKERJA.A2" office:value-type="string">
              <text:p text:style-name="P10">GAMBAR</text:p>
            </table:table-cell>
            <table:table-cell table:style-name="BUTIRANKERJA.C2" office:value-type="string">
              <text:p text:style-name="P10">CATATAN</text:p>
            </table:table-cell>
          </table:table-row>
        </table:table-header-rows>
        <table:table-row table:style-name="BUTIRANKERJA.3">
          <table:table-cell table:style-name="BUTIRANKERJA.A3" office:value-type="string">
            <text:p text:style-name="P7"/>
            <text:p text:style-name="P7">&lt;<text:span text:style-name="T1">work_detail&gt;</text:span></text:p>
          </table:table-cell>
          <table:table-cell table:style-name="BUTIRANKERJA.B3" office:value-type="string">
            <text:p text:style-name="P7"/>
            <text:p text:style-name="P7">&lt;<text:span text:style-name="T1">work_images&gt;</text:span></text:p>
          </table:table-cell>
          <table:table-cell table:style-name="BUTIRANKERJA.C3" office:value-type="string">
            <text:p text:style-name="P7"/>
            <text:p text:style-name="P7">&lt;<text:span text:style-name="T1">work_note&gt;</text:span></text:p>
          </table:table-cell>
        </table:table-row>
        <text:soft-page-break/>
        <table:table-row table:style-name="BUTIRANKERJA.4">
          <table:table-cell table:style-name="BUTIRANKERJA.A4" office:value-type="string">
            <text:p text:style-name="P8"/>
            <text:p text:style-name="P8">&lt;work2_detail&gt;</text:p>
          </table:table-cell>
          <table:table-cell table:style-name="BUTIRANKERJA.B4" office:value-type="string">
            <text:p text:style-name="P7"/>
            <text:p text:style-name="P7">&lt;<text:span text:style-name="T3">work2_images&gt;</text:span></text:p>
          </table:table-cell>
          <table:table-cell table:style-name="BUTIRANKERJA.C4" office:value-type="string">
            <text:p text:style-name="P7"/>
            <text:p text:style-name="P7">&lt;<text:span text:style-name="T3">work2_note&gt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Pengesahan_20_Last_20_Page" style:display-name="Footer Pengesahan Last Page" style:family="paragraph" style:parent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weight="bold" officeooo:rsid="00191dac" officeooo:paragraph-rsid="00191dac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officeooo:rsid="001a2ca1" officeooo:paragraph-rsid="001c5f24"/>
    </style:style>
    <style:style style:name="MP3" style:family="paragraph" style:parent-style-name="Footer">
      <style:text-properties officeooo:rsid="001a2ca1" officeooo:paragraph-rsid="001c5f24"/>
    </style:style>
    <style:style style:name="MT1" style:family="text">
      <style:text-properties officeooo:rsid="001b5b4c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20 Copy 1 Copy 1 Copy 2 Copy 1 Copy 1 Copy 1" text:anchor-type="char" svg:y="-0.122in" svg:width="0.8909in" svg:height="0.661in" draw:z-index="1"><draw:image xlink:href="Pictures/10000001000000C400000091518BF6E2.png" xlink:type="simple" xlink:show="embed" xlink:actuate="onLoad" draw:mime-type="image/png"/><draw:contour-polygon svg:width="0.865in" svg:height="0.6512in" svg:viewBox="0 0 2197 1654" draw:points="810,0 25,106 25,1494 810,1654 1438,1654 2222,1494 2222,106 1438,0" draw:recreate-on-edit="false"/></draw:frame></text:p>
        <text:p text:style-name="Header"/>
        <text:p text:style-name="Header"/>
        <text:p text:style-name="MP1">CADANGAN KERJA-KERJA NAIK TARAF DAN BAIKPULIH BANGUNAN PARLIMEN FASA 2C (ii) – PEMASANGAN SISTEM TEKNOLOGI MAKLUMAT &amp; KOMUNIKASI (ICT) DAN KERJA BERKAITAN</text:p>
        <text:p text:style-name="MP1"/>
        <text:p text:style-name="MP1">&lt;date_start&gt; - &lt;date_end&gt;</text:p>
        <text:p text:style-name="MP1">LAPORAN KEMAJUAN BULAN &lt;month_year&gt;</text:p>
        <text:p text:style-name="MP1"/>
        <text:p text:style-name="MP1">LAPORAN BERGAMBAR (KERJA-KERJA ICT)</text:p>
      </style:header>
      <style:header-first>
        <text:p text:style-name="Header"><draw:frame draw:style-name="Mfr1" draw:name="Picture 20 Copy 1 Copy 1 Copy 1" text:anchor-type="char" svg:y="-0.122in" svg:width="0.8909in" svg:height="0.661in" draw:z-index="0"><draw:image xlink:href="Pictures/10000001000000C400000091518BF6E2.png" xlink:type="simple" xlink:show="embed" xlink:actuate="onLoad" draw:mime-type="image/png"/><draw:contour-polygon svg:width="0.865in" svg:height="0.6512in" svg:viewBox="0 0 2197 1654" draw:points="810,0 25,106 25,1494 810,1654 1438,1654 2222,1494 2222,106 1438,0" draw:recreate-on-edit="false"/></draw:frame></text:p>
        <text:p text:style-name="Header"/>
        <text:p text:style-name="Header"/>
        <text:p text:style-name="MP1">CADANGAN KERJA-KERJA NAIK TARAF DAN BAIKPULIH BANGUNAN PARLIMEN FASA 2C (ii) – PEMASANGAN SISTEM TEKNOLOGI MAKLUMAT &amp; KOMUNIKASI (ICT) DAN KERJA BERKAITAN</text:p>
        <text:p text:style-name="MP1"/>
        <text:p text:style-name="MP1">&lt;date_start&gt; - &lt;date_end&gt;</text:p>
        <text:p text:style-name="MP1">LAPORAN KEMAJUAN BULAN &lt;month_year&gt;</text:p>
        <text:p text:style-name="MP1"/>
        <text:p text:style-name="MP1">LAPORAN BERGAMBAR (KERJA-KERJA ICT)</text:p>
      </style:header-first>
      <style:footer>
        <text:p text:style-name="MP2">Disediakan Oleh<text:tab/>Disahkan Oleh<text:tab/>Disahkan Oleh <text:s text:c="2"/></text:p>
        <text:p text:style-name="MP3"/>
        <text:p text:style-name="MP3"/>
        <text:p text:style-name="MP3"/>
        <text:p text:style-name="MP3">…………………….<text:tab/>……………………<text:tab/>……………………</text:p>
        <text:p text:style-name="MP3"><text:s text:c="3"/>( Penyelia Tapak )<text:tab/><text:span text:style-name="MT1">( Wakil JKR Ditapak)<text:tab/>( WPP JKR ) <text:s text:c="3"/></text:span></text:p>
        <text:p text:style-name="MP3"/>
        <text:p text:style-name="MP3">( <text:s text:c="31"/>)<text:tab/>( <text:s text:c="31"/>)<text:tab/>( <text:s text:c="30"/>)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7T12:26:44.353421102</meta:creation-date>
    <dc:date>2026-05-07T13:15:10.475190157</dc:date>
    <meta:editing-duration>PT3M39S</meta:editing-duration>
    <meta:editing-cycles>1</meta:editing-cycles>
    <meta:document-statistic meta:table-count="1" meta:image-count="11" meta:object-count="0" meta:page-count="2" meta:paragraph-count="78" meta:word-count="526" meta:character-count="4274" meta:non-whitespace-character-count="3193"/>
    <meta:generator>LibreOffice/24.2.7.2$Linux_X86_64 LibreOffice_project/420$Build-2</meta:generator>
  </office:meta>
</office:document-meta>
</file>